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-color="#ffffff" draw:textarea-horizontal-align="justify" draw:textarea-vertical-align="middle" draw:auto-grow-height="false" fo:min-height="1.702cm" fo:min-width="4.28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35cm" draw:fill-color="#dddddd" draw:textarea-horizontal-align="justify" draw:textarea-vertical-align="middle" draw:auto-grow-height="false" fo:min-height="2.268cm" fo:min-width="3.418cm" fo:padding-top="0.175cm" fo:padding-bottom="0.175cm" fo:padding-left="0.3cm" fo:padding-right="0.3cm"/>
    </style:style>
    <style:style style:name="gr3" style:family="graphic" style:parent-style-name="standard">
      <style:graphic-properties draw:stroke="solid" draw:stroke-dash="Fine_20_Dashed" svg:stroke-width="0.1cm" svg:stroke-color="#999999" draw:marker-start-width="0.35cm" draw:marker-end-width="0.35cm" draw:fill-color="#eeeeee" draw:textarea-horizontal-align="justify" draw:textarea-vertical-align="middle" draw:auto-grow-height="false" fo:min-height="2.268cm" fo:min-width="3.518cm" fo:padding-top="0.175cm" fo:padding-bottom="0.175cm" fo:padding-left="0.3cm" fo:padding-right="0.3cm"/>
    </style:style>
    <style:style style:name="gr4" style:family="graphic" style:parent-style-name="standard">
      <style:graphic-properties draw:stroke="solid" draw:stroke-dash="Fine_20_Dashed" svg:stroke-width="0.1cm" svg:stroke-color="#999999" draw:marker-start-width="0.35cm" draw:marker-end-width="0.35cm" draw:fill-color="#eeeeee" draw:textarea-horizontal-align="justify" draw:textarea-vertical-align="middle" draw:auto-grow-height="false" fo:min-height="2.268cm" fo:min-width="3.418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999999" draw:marker-start-width="0.35cm" draw:marker-end-width="0.35cm" draw:fill-color="#eeeeee" draw:textarea-horizontal-align="justify" draw:textarea-vertical-align="middle" draw:auto-grow-height="false" fo:min-height="2.268cm" fo:min-width="3.418cm" fo:padding-top="0.175cm" fo:padding-bottom="0.175cm" fo:padding-left="0.3cm" fo:padding-right="0.3cm"/>
    </style:style>
    <style:style style:name="gr6" style:family="graphic" style:parent-style-name="objectwithoutfill">
      <style:graphic-properties draw:stroke="solid" svg:stroke-width="0.1cm" svg:stroke-color="#000000" draw:marker-start="Arrowheads_20_1" draw:marker-start-width="0.3cm" draw:marker-end="Arrowheads_20_1" draw:marker-end-width="0.3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draw:stroke="solid" svg:stroke-width="0.1cm" svg:stroke-color="#999999" draw:marker-start="Rounded_20_large_20_Arrow" draw:marker-start-width="0.3cm" draw:marker-end="Arrowheads_20_1" draw:marker-end-width="0.3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draw:stroke="solid" svg:stroke-width="0.1cm" svg:stroke-color="#999999" draw:marker-start="Arrowheads_20_1" draw:marker-start-width="0.3cm" draw:marker-end="Arrowheads_20_1" draw:marker-end-width="0.3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draw:stroke="solid" svg:stroke-width="0.1cm" svg:stroke-color="#999999" draw:marker-start="Arrowheads_20_1" draw:marker-start-width="0.3cm" draw:marker-end-width="0.3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draw:stroke="dash" draw:stroke-dash="Fine_20_Dashed" svg:stroke-width="0.1cm" svg:stroke-color="#999999" draw:marker-end="Arrowheads_20_1" draw:marker-end-width="0.3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draw:stroke="solid" svg:stroke-width="0.1cm" svg:stroke-color="#999999" draw:marker-start="Arrowheads_20_1" draw:marker-start-width="0.3cm" draw:marker-end="Rounded_20_large_20_Arrow" draw:marker-end-width="0.3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draw:stroke="solid" draw:stroke-dash="Fine_20_Dashed" svg:stroke-width="0.1cm" svg:stroke-color="#999999" draw:marker-start="Arrowheads_20_1" draw:marker-start-width="0.3cm" draw:marker-end="Arrowheads_20_1" draw:marker-end-width="0.3cm" draw:fill="none" draw:textarea-vertical-align="middle" fo:padding-top="0.175cm" fo:padding-bottom="0.175cm" fo:padding-left="0.3cm" fo:padding-right="0.3cm" draw:start-line-spacing-horizontal="0.8cm" draw:start-line-spacing-vertical="0.8cm" draw:end-line-spacing-horizontal="0.8cm" draw:end-line-spacing-vertical="0.8cm"/>
    </style:style>
    <style:style style:name="gr13" style:family="graphic" style:parent-style-name="standard">
      <style:graphic-properties svg:stroke-width="0.1cm" svg:stroke-color="#999999" draw:marker-start-width="0.35cm" draw:marker-end-width="0.35cm" draw:fill-color="#eeeeee" draw:textarea-horizontal-align="justify" draw:textarea-vertical-align="middle" draw:auto-grow-height="false" fo:min-height="2.178cm" fo:min-width="3.428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Courier New1" fo:font-weight="bold" style:font-weight-asian="bold" style:font-weight-complex="bold"/>
    </style:style>
    <style:style style:name="P3" style:family="paragraph">
      <loext:graphic-properties draw:fill-color="#dddddd"/>
      <style:paragraph-properties fo:text-align="center"/>
    </style:style>
    <style:style style:name="P4" style:family="paragraph">
      <loext:graphic-properties draw:fill-color="#eeeeee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font-name="Courier New1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fo:font-style="italic" style:font-size-asian="16pt" style:font-style-asian="italic" style:font-size-complex="16pt" style:font-style-complex="italic"/>
    </style:style>
    <style:style style:name="T4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9cm" svg:height="2.9cm" svg:x="11.4cm" svg:y="9.1cm">
          <text:p text:style-name="P1"><text:span text:style-name="T1">SPPAS</text:span></text:p>
          <text:p text:style-name="P1"><text:span text:style-name="T1">framewo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4.3cm" svg:height="2.9cm" svg:x="12.7cm" svg:y="17cm">
          <text:p text:style-name="P1"><text:span text:style-name="T2">SPPAS:</text:span></text:p>
          <text:p text:style-name="P1">xr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9" draw:id="id9" draw:layer="layout" svg:width="4.4cm" svg:height="2.9cm" svg:x="24.3cm" svg:y="10.3cm">
          <text:p text:style-name="P1"><text:span text:style-name="T2">ANVIL:</text:span></text:p>
          <text:p text:style-name="P1"><text:span text:style-name="T3">anvi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10" draw:id="id10" draw:layer="layout" svg:width="5cm" svg:height="2.9cm" svg:x="23.7cm" svg:y="6.7cm">
          <text:p text:style-name="P1"><text:span text:style-name="T2">Transcriber:</text:span></text:p>
          <text:p text:style-name="P1"><text:span text:style-name="T3">t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4" draw:id="id4" draw:layer="layout" svg:width="4.3cm" svg:height="2.9cm" svg:x="2.6cm" svg:y="4.7cm">
          <text:p text:style-name="P1"><text:span text:style-name="T2">HTK:</text:span></text:p>
          <text:p text:style-name="P1"><text:span text:style-name="T3">mlf, la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3" draw:id="id3" draw:layer="layout" svg:width="4.3cm" svg:height="2.9cm" svg:x="7.5cm" svg:y="1.9cm">
          <text:p text:style-name="P1"><text:span text:style-name="T2">Sclite:</text:span></text:p>
          <text:p text:style-name="P1">ctm, st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8" draw:id="id8" draw:layer="layout" svg:width="4.3cm" svg:height="2.9cm" svg:x="1cm" svg:y="8.3cm">
          <text:p text:style-name="P1"><text:span text:style-name="T2"/></text:p>
          <text:p text:style-name="P1"><text:span text:style-name="T2">Praat:</text:span></text:p>
          <text:p text:style-name="P1"><text:span text:style-name="T4">TextGrid</text:span>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5" draw:id="id5" draw:layer="layout" svg:width="4.3cm" svg:height="2.9cm" svg:x="2.6cm" svg:y="15.6cm">
          <text:p text:style-name="P1"><text:span text:style-name="T2">Signaix:</text:span></text:p>
          <text:p text:style-name="P1"><text:span text:style-name="T3">hz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6" draw:id="id6" draw:layer="layout" svg:width="4.3cm" svg:height="2.9cm" svg:x="7.5cm" svg:y="16.4cm">
          <text:p text:style-name="P1"><text:span text:style-name="T2">Phonedit:</text:span></text:p>
          <text:p text:style-name="P1"><text:span text:style-name="T3">m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15" draw:id="id15" draw:layer="layout" svg:width="4.3cm" svg:height="2.9cm" svg:x="23cm" svg:y="13.8cm">
          <text:p text:style-name="P1"><text:span text:style-name="T2">Elan:</text:span></text:p>
          <text:p text:style-name="P1"><text:span text:style-name="T3">ea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7" draw:id="id7" draw:layer="layout" svg:width="4.3cm" svg:height="2.9cm" svg:x="12.7cm" svg:y="1cm">
          <text:p text:style-name="P1"><text:span text:style-name="T2">Subtitles:</text:span></text:p>
          <text:p text:style-name="P1"><text:span text:style-name="T3">sub,s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14.85cm" svg:y1="12cm" svg:x2="14.85cm" svg:y2="17cm" draw:start-shape="id1" draw:start-glue-point="8" draw:end-shape="id2" draw:end-glue-point="0" svg:d="M14850 12000v5000" svg:viewBox="0 0 1 5001">
          <text:p/>
        </draw:connector>
        <draw:connector draw:style-name="gr7" draw:text-style-name="P5" draw:layer="layout" draw:type="line" svg:x1="12.999cm" svg:y1="8.934cm" svg:x2="9.65cm" svg:y2="4.8cm" draw:end-shape="id3" draw:end-glue-point="2" svg:d="M12999 8934l-3349-4134" svg:viewBox="0 0 3350 4135">
          <text:p/>
        </draw:connector>
        <draw:connector draw:style-name="gr8" draw:text-style-name="P5" draw:layer="layout" draw:type="line" svg:x1="11.465cm" svg:y1="9.586cm" svg:x2="6.9cm" svg:y2="6.15cm" draw:end-shape="id4" draw:end-glue-point="1" svg:d="M11465 9586l-4565-3436" svg:viewBox="0 0 4566 3437">
          <text:p/>
        </draw:connector>
        <draw:connector draw:style-name="gr9" draw:text-style-name="P5" draw:layer="layout" draw:type="line" svg:x1="12.27cm" svg:y1="11.964cm" svg:x2="4.75cm" svg:y2="15.6cm" draw:end-shape="id5" draw:end-glue-point="0" svg:d="M12270 11964l-7520 3636" svg:viewBox="0 0 7521 3637">
          <text:p/>
        </draw:connector>
        <draw:connector draw:style-name="gr8" draw:text-style-name="P5" draw:layer="layout" draw:type="line" svg:x1="13.152cm" svg:y1="12.27cm" svg:x2="9.65cm" svg:y2="16.4cm" draw:end-shape="id6" draw:end-glue-point="0" svg:d="M13152 12270l-3502 4130" svg:viewBox="0 0 3503 4131">
          <text:p/>
        </draw:connector>
        <draw:connector draw:style-name="gr8" draw:text-style-name="P5" draw:layer="layout" draw:type="line" svg:x1="14.839cm" svg:y1="8.474cm" svg:x2="14.85cm" svg:y2="3.9cm" draw:end-shape="id7" svg:d="M14839 8474l11-4574" svg:viewBox="0 0 12 4575">
          <text:p/>
        </draw:connector>
        <draw:connector draw:style-name="gr8" draw:text-style-name="P5" draw:layer="layout" draw:type="line" svg:x1="10.89cm" svg:y1="10.391cm" svg:x2="5.3cm" svg:y2="9.75cm" draw:end-shape="id8" draw:end-glue-point="1" svg:d="M10890 10391l-5590-641" svg:viewBox="0 0 5591 642">
          <text:p/>
        </draw:connector>
        <draw:connector draw:style-name="gr10" draw:text-style-name="P5" draw:layer="layout" draw:type="line" svg:x1="24.3cm" svg:y1="11.75cm" svg:x2="18.712cm" svg:y2="10.621cm" draw:start-shape="id9" draw:start-glue-point="3" svg:d="M24300 11750l-5588-1129" svg:viewBox="0 0 5589 1130">
          <text:p/>
        </draw:connector>
        <draw:connector draw:style-name="gr10" draw:text-style-name="P5" draw:layer="layout" draw:type="line" svg:x1="23.7cm" svg:y1="8.15cm" svg:x2="18.291cm" svg:y2="9.701cm" draw:start-shape="id10" draw:start-glue-point="3" svg:d="M23700 8150l-5409 1551" svg:viewBox="0 0 5410 1552">
          <text:p/>
        </draw:connector>
        <draw:custom-shape draw:style-name="gr5" draw:text-style-name="P4" xml:id="id11" draw:id="id11" draw:layer="layout" svg:width="4.3cm" svg:height="2.4cm" svg:x="17.6cm" svg:y="2.1cm">
          <text:p text:style-name="P1"><text:span text:style-name="T3">csv, t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5" draw:layer="layout" draw:type="line" svg:x1="16.067cm" svg:y1="8.627cm" svg:x2="19.75cm" svg:y2="4.5cm" draw:end-shape="id11" draw:end-glue-point="2" svg:d="M16067 8627l3683-4127" svg:viewBox="0 0 3684 4128">
          <text:p/>
        </draw:connector>
        <draw:custom-shape draw:style-name="gr3" draw:text-style-name="P4" xml:id="id12" draw:id="id12" draw:layer="layout" svg:width="5cm" svg:height="2.9cm" svg:x="17.8cm" svg:y="16.4cm">
          <text:p text:style-name="P1"><text:span text:style-name="T2">AnnotationPro:</text:span></text:p>
          <text:p text:style-name="P1"><text:span text:style-name="T3">ant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5" draw:layer="layout" draw:type="line" svg:x1="16.603cm" svg:y1="12.155cm" svg:x2="20.3cm" svg:y2="16.4cm" draw:end-shape="id12" draw:end-glue-point="0" svg:d="M16603 12155l3697 4245" svg:viewBox="0 0 3698 4246">
          <text:p/>
        </draw:connector>
        <draw:custom-shape draw:style-name="gr13" draw:text-style-name="P4" xml:id="id13" draw:id="id13" draw:layer="layout" svg:width="4.3cm" svg:height="2.8cm" svg:x="1cm" svg:y="12cm">
          <text:p text:style-name="P1"><text:span text:style-name="T2"/></text:p>
          <text:p text:style-name="P1"><text:span text:style-name="T2">Praat:</text:span></text:p>
          <text:p text:style-name="P1"><text:span text:style-name="T4">PitchTier</text:span></text:p>
          <text:p text:style-name="P1"><text:span text:style-name="T4">IntensityTier</text:span>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5" draw:layer="layout" draw:type="line" svg:x1="11.197cm" svg:y1="11.427cm" svg:x2="5.3cm" svg:y2="13.4cm" draw:end-shape="id13" draw:end-glue-point="1" svg:d="M11197 11427l-5897 1973" svg:viewBox="0 0 5898 1974">
          <text:p/>
        </draw:connector>
        <draw:custom-shape draw:style-name="gr3" draw:text-style-name="P4" xml:id="id14" draw:id="id14" draw:layer="layout" svg:width="4.4cm" svg:height="2.9cm" svg:x="22.5cm" svg:y="3.2cm">
          <text:p text:style-name="P1"><text:span text:style-name="T2">Xtrans:</text:span></text:p>
          <text:p text:style-name="P1"><text:span text:style-name="T3">td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5" draw:layer="layout" draw:type="line" svg:x1="17.6cm" svg:y1="8.896cm" svg:x2="22.5cm" svg:y2="4.65cm" draw:end-shape="id14" draw:end-glue-point="3" svg:d="M17600 8896l4900-4246" svg:viewBox="0 0 4901 4247">
          <text:p/>
        </draw:connector>
        <draw:connector draw:style-name="gr11" draw:text-style-name="P5" draw:layer="layout" draw:type="line" svg:x1="18.099cm" svg:y1="11.618cm" svg:x2="23cm" svg:y2="15.25cm" draw:end-shape="id15" svg:d="M18099 11618l4901 3632" svg:viewBox="0 0 4902 363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2256" svg:d="M1127 2120l-449-2006-9-42-25-39-38-25-38-8-43 8-38 25-25 39-9 42-449 2006v13l-4 9 9 42 25 38 38 25 42 9h903l42-9 38-25 26-38 8-42v-9z"/>
    <draw:marker draw:name="Arrowheads_20_2" draw:display-name="Arrowheads 2" svg:viewBox="0 0 1321 3493" svg:d="M1321 3493h-1321l661-3493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9T13:49:14.006921577</meta:creation-date>
    <dc:date>2016-11-17T09:13:19.112439738</dc:date>
    <meta:editing-duration>PT2H9M7S</meta:editing-duration>
    <meta:editing-cycles>19</meta:editing-cycles>
    <meta:generator>LibreOffice/5.0.3.2$Linux_X86_64 LibreOffice_project/00m0$Build-2</meta:generator>
    <dc:creator>bigi </dc:creator>
    <meta:document-statistic meta:object-count="29"/>
  </office:meta>
</office:document-meta>
</file>